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9fd4" officeooo:paragraph-rsid="00089fd4"/>
    </style:style>
    <style:style style:name="P2" style:family="paragraph" style:parent-style-name="Standard">
      <style:paragraph-properties fo:line-height="150%"/>
      <style:text-properties officeooo:rsid="0009a574" officeooo:paragraph-rsid="0009a574"/>
    </style:style>
    <style:style style:name="P3" style:family="paragraph" style:parent-style-name="Standard">
      <style:paragraph-properties fo:line-height="150%"/>
      <style:text-properties officeooo:rsid="000b7564" officeooo:paragraph-rsid="000b7564"/>
    </style:style>
    <style:style style:name="P4" style:family="paragraph" style:parent-style-name="Standard">
      <style:paragraph-properties fo:line-height="150%" fo:text-align="start" style:justify-single-word="false"/>
      <style:text-properties officeooo:rsid="000c2514" officeooo:paragraph-rsid="000c2514"/>
    </style:style>
    <style:style style:name="P5" style:family="paragraph" style:parent-style-name="Standard">
      <style:paragraph-properties fo:line-height="150%" fo:text-align="start" style:justify-single-word="false"/>
      <style:text-properties officeooo:rsid="000e1a36" officeooo:paragraph-rsid="000e1a36"/>
    </style:style>
    <style:style style:name="P6" style:family="paragraph" style:parent-style-name="Standard">
      <style:paragraph-properties fo:line-height="150%" fo:text-align="start" style:justify-single-word="false"/>
      <style:text-properties officeooo:rsid="000f21ff" officeooo:paragraph-rsid="000f21ff"/>
    </style:style>
    <style:style style:name="P7" style:family="paragraph" style:parent-style-name="Standard">
      <style:paragraph-properties fo:line-height="150%" fo:text-align="start" style:justify-single-word="false"/>
      <style:text-properties officeooo:rsid="0010ad30" officeooo:paragraph-rsid="0010ad30"/>
    </style:style>
    <style:style style:name="P8" style:family="paragraph" style:parent-style-name="Standard">
      <style:paragraph-properties fo:line-height="150%" fo:text-align="start" style:justify-single-word="false"/>
      <style:text-properties officeooo:rsid="00122211" officeooo:paragraph-rsid="00122211"/>
    </style:style>
    <style:style style:name="P9" style:family="paragraph" style:parent-style-name="Standard">
      <style:paragraph-properties fo:line-height="150%" fo:text-align="start" style:justify-single-word="false"/>
      <style:text-properties officeooo:rsid="001399cd" officeooo:paragraph-rsid="001399cd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441cb" officeooo:paragraph-rsid="001441cb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52553" officeooo:paragraph-rsid="00152553"/>
    </style:style>
    <style:style style:name="T1" style:family="text">
      <style:text-properties officeooo:rsid="000c2514"/>
    </style:style>
    <style:style style:name="T2" style:family="text">
      <style:text-properties officeooo:rsid="001399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– powoduje pojawienie się tej niebieskiej obramówki, ustawiamy na wartość: 0;</text:p>
      <text:p text:style-name="P2">glówny kontener strony <text:span text:style-name="T1">(.container), reusable</text:span>: margin: 0 auto; <text:s/>width: 100% max-width: 1200px;</text:p>
      <text:p text:style-name="P3">glowny reset: margin 0, padding 0, box-sizing=content box;</text:p>
      <text:p text:style-name="P3">zdjęcie tla w header, w container treść – container jest zagnieżdzony w header</text:p>
      <text:p text:style-name="P3"/>
      <text:p text:style-name="P4">zdjęcie max-width, height: auto;</text:p>
      <text:p text:style-name="P4">flexboxem ustawiamy elementy w poziomie, a potem w nich regulujemy flex-basis, np. 30% I 70%;</text:p>
      <text:p text:style-name="P5">patrzyć na to, co powtarza się: wtedy można robić klasy I używać, reusable!;</text:p>
      <text:p text:style-name="P5"/>
      <text:p text:style-name="P6">flex zniekształca image, więc opakowujemy je w div, I tylko div jest derormowany, nie zdjęcie;</text:p>
      <text:p text:style-name="P7">zeby modyfikować margin, padding itp, nie może być display: inline;</text:p>
      <text:p text:style-name="P8"><text:span text:style-name="T2">p:nth-</text:span>last-child(2) – drugie od końca, </text:p>
      <text:p text:style-name="P8">GitLab – darmowe prywatne</text:p>
      <text:p text:style-name="P9">tworzymy repozytorium na git – potem git init na dysku – potem git remote add origin “adres” (wklejamy adres w ssh repozytorium z git – potem normalnie: git add . Git commit -m “test” git push origin master; <text:s/></text:p>
      <text:p text:style-name="P10">git remote -v (sprawdzamy, jaki mamy adres do repozytorium);</text:p>
      <text:p text:style-name="P10">git remote set-url origin “adres” (kiedy chcemy zmienić adres url); </text:p>
      <text:p text:style-name="P11">wtyczka perfect pixel – rozszerzenie;</text:p>
      <text:p text:style-name="P11"/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9:46:56.821915542</meta:creation-date>
    <dc:date>2018-09-14T22:05:11.093332515</dc:date>
    <meta:editing-duration>PT14H45M5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165" meta:character-count="1115" meta:non-whitespace-character-count="952"/>
  </office:meta>
</office:document-meta>
</file>